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tilizing Ant Colony Optimization in Ship Evacuation</text:h>
      <text:p text:style-name="Standard"/>
      <text:p text:style-name="Standard">In this project we will be using an Ant Colony Optimization (ACO) algorithm to find safe passage off a ship for all passengers. The ships will be modeled as undirected and dynamic graphs where nodes represents any section of the ship and the vertices shows that it is possible to move from one section to another. The dynamic element in the model will be a fire which will spread and be the cause of the evacuation. The models will be of actual ships and follow the International Maritime Organization (IMO) Maritime Safety recommendations regarding fire protection and ship desig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2H13M43S</meta:editing-duration>
    <meta:editing-cycles>3</meta:editing-cycles>
    <meta:generator>OpenOffice.org/3.3$Win32 OpenOffice.org_project/330m20$Build-9567</meta:generator>
    <dc:date>2013-01-20T15:27:06.25</dc:date>
    <meta:document-statistic meta:table-count="0" meta:image-count="0" meta:object-count="0" meta:page-count="1" meta:paragraph-count="2" meta:word-count="106" meta:character-count="634"/>
    <dc:creator>håkon bakkevig steinsholt</dc:creator>
    <meta:user-defined meta:name="Info 1"/>
    <meta:user-defined meta:name="Info 2"/>
    <meta:user-defined meta:name="Info 3"/>
    <meta:user-defined meta:name="Info 4"/>
  </office:meta>
</office:document-meta>
</file>